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ServletTests.creat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Tests.existing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spatcherServletTests.notDetectAllHandlerAdap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patcherServletTests.anotherLocal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ispatcherServletTests.parsedRequestPathIsRestoredOn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spatcherServletTests.simpleMappingExceptionResolverWithSpecificHandl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mixedInitializ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ServletTests.handlerInterceptorSuppresses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atcherServletTests.themeChangeIntercepto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contextInitializ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atcherServletTests.dispatcherServletContext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ispatcherServletTests.cleanupAfterIncludeWithRe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spatcherServletTests.notDetectAllView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patcherServletTests.cleanupAfterIncludeWith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spatcherServletTests.simpleMappingExceptionResolverWithAllHandler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existingMultipartRequestButWr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spatcherServletTests.throwExceptionIfNoHandler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requestHandled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atcherServletTests.themeChangeIntercepto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ServletTests.simpleMappingExceptionResolverWithAllHandler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spatcherServletTests.parameterizableVie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WebContextInitializer.initialize( ConfigurableWeb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Tests.simpleMappingExceptionResolverWithSpecificHandl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detectAllHandlerAdap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patcherServletTests.webDav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atcherServletTests.localeChangeIntercepto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ServletTests.notDetectAllHandlerException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patcherServletTests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Tests.invali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ServletTests.environmen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therWebContextInitializer.initialize( ConfigurableWeb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Tests.local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ParserConfig.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noHandlerFoundExceptio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ServletTests.withNoView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FromParent.handle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Tests.unknow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ServletTests.allowedOptionsIncludesPatch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atcherServletTests.configuredDispatcher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spatcherServletTests.simpleMappingExceptionResolverWithDefaultError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context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spatcherServletTests.localeChangeIntercepto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multipartResolution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patcherServletTests.dispatcherServlet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ispatcherServletTests.notDetectAllHandler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handlerInterceptor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spatcherServletTests.handlerNotMappedWithAutodet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ServletTests.headMethodWithNoBody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ServletTests.globalInitializ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patcherServletTests.servlet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Tests.noCleanupAfter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patcherServletTests.detectHandlerMappingFrom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patcherServletTests.headMethodWithExplicitHand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ServletTests.publishEvents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ServletTests.notAutho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ServletTests.modelAndViewDefin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ServletTests.withNo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spatcherServletTests.withNoViewAndSam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